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77c" officeooo:paragraph-rsid="00077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j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09:02:05.986315703</meta:creation-date>
    <dc:date>2022-06-06T09:02:27.702185653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